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ea581"/>
    </style:style>
    <style:style style:name="P3" style:family="paragraph" style:parent-style-name="Standard">
      <style:text-properties fo:font-weight="bold" officeooo:paragraph-rsid="0014bb71" style:font-weight-asian="bold" style:font-weight-complex="bold"/>
    </style:style>
    <style:style style:name="P4" style:family="paragraph" style:parent-style-name="Standard">
      <style:text-properties officeooo:rsid="00112fcd" officeooo:paragraph-rsid="001a4601"/>
    </style:style>
    <style:style style:name="P5" style:family="paragraph" style:parent-style-name="Standard" style:list-style-name="L1">
      <style:text-properties fo:font-weight="bold" officeooo:rsid="00112fcd" officeooo:paragraph-rsid="001a4601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officeooo:paragraph-rsid="00112fcd"/>
    </style:style>
    <style:style style:name="P8" style:family="paragraph" style:parent-style-name="Standard">
      <style:text-properties fo:font-weight="bold" officeooo:paragraph-rsid="00112fcd" style:font-weight-asian="bold" style:font-weight-complex="bold"/>
    </style:style>
    <style:style style:name="P9" style:family="paragraph" style:parent-style-name="Standard" style:list-style-name="L2">
      <style:text-properties fo:font-weight="bold" officeooo:paragraph-rsid="00112fcd" style:font-weight-asian="bold" style:font-weight-complex="bold"/>
    </style:style>
    <style:style style:name="P10" style:family="paragraph" style:parent-style-name="Standard" style:list-style-name="L2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bold" officeooo:paragraph-rsid="001f0612" style:font-weight-asian="bold" style:font-weight-complex="bold"/>
    </style:style>
    <style:style style:name="P12" style:family="paragraph" style:parent-style-name="Standard">
      <style:text-properties fo:font-weight="bold" officeooo:rsid="001f0612" officeooo:paragraph-rsid="001f0612" style:font-weight-asian="bold" style:font-weight-complex="bold"/>
    </style:style>
    <style:style style:name="P13" style:family="paragraph" style:parent-style-name="Standard">
      <style:text-properties fo:font-weight="bold" officeooo:rsid="00112fcd" officeooo:paragraph-rsid="00112fcd" style:font-weight-asian="bold" style:font-weight-complex="bold"/>
    </style:style>
    <style:style style:name="P14" style:family="paragraph" style:parent-style-name="Standard">
      <style:text-properties fo:font-weight="normal" officeooo:rsid="00129b2b" officeooo:paragraph-rsid="00129b2b" style:font-weight-asian="normal" style:font-weight-complex="normal"/>
    </style:style>
    <style:style style:name="P15" style:family="paragraph" style:parent-style-name="Standard">
      <style:text-properties fo:font-weight="normal" officeooo:rsid="0014986b" officeooo:paragraph-rsid="00202537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4986b" officeooo:paragraph-rsid="0014986b" style:font-weight-asian="normal" style:font-weight-complex="normal"/>
    </style:style>
    <style:style style:name="P17" style:family="paragraph" style:parent-style-name="Standard" style:list-style-name="L3">
      <style:text-properties officeooo:paragraph-rsid="0014986b"/>
    </style:style>
    <style:style style:name="P18" style:family="paragraph" style:parent-style-name="Standard">
      <style:text-properties officeooo:rsid="00202537" officeooo:paragraph-rsid="00202537"/>
    </style:style>
    <style:style style:name="P19" style:family="paragraph" style:parent-style-name="Standard">
      <style:text-properties officeooo:rsid="0014986b" officeooo:paragraph-rsid="0014986b"/>
    </style:style>
    <style:style style:name="P20" style:family="paragraph" style:parent-style-name="Standard" style:list-style-name="L4">
      <style:text-properties fo:font-weight="bold" officeooo:rsid="0014986b" officeooo:paragraph-rsid="0015fb39" style:font-weight-asian="bold" style:font-weight-complex="bold"/>
    </style:style>
    <style:style style:name="P21" style:family="paragraph" style:parent-style-name="Standard">
      <style:text-properties officeooo:rsid="0015fb39" officeooo:paragraph-rsid="0015fb39"/>
    </style:style>
    <style:style style:name="P22" style:family="paragraph" style:parent-style-name="Standard">
      <style:text-properties officeooo:rsid="0022e74e" officeooo:paragraph-rsid="0022e74e"/>
    </style:style>
    <style:style style:name="P23" style:family="paragraph" style:parent-style-name="Standard">
      <style:text-properties officeooo:rsid="00217bc4" officeooo:paragraph-rsid="00217bc4"/>
    </style:style>
    <style:style style:name="P24" style:family="paragraph" style:parent-style-name="Standard" style:list-style-name="L5">
      <style:text-properties fo:font-weight="bold" officeooo:rsid="00217bc4" officeooo:paragraph-rsid="00217bc4" style:font-weight-asian="bold" style:font-weight-complex="bold"/>
    </style:style>
    <style:style style:name="P25" style:family="paragraph" style:parent-style-name="Standard">
      <style:text-properties fo:font-weight="bold" officeooo:rsid="0014bb71" style:font-weight-asian="bold" style:font-weight-complex="bold"/>
    </style:style>
    <style:style style:name="P26" style:family="paragraph" style:parent-style-name="Standard">
      <style:text-properties fo:font-weight="bold" officeooo:rsid="0017143d" officeooo:paragraph-rsid="0017143d" style:font-weight-asian="bold" style:font-weight-complex="bold"/>
    </style:style>
    <style:style style:name="P27" style:family="paragraph" style:parent-style-name="Standard">
      <style:text-properties fo:font-weight="normal" officeooo:rsid="0017143d" officeooo:paragraph-rsid="0017143d" style:font-weight-asian="normal" style:font-weight-complex="normal"/>
    </style:style>
    <style:style style:name="P28" style:family="paragraph" style:parent-style-name="Standard">
      <style:text-properties fo:font-weight="normal" officeooo:rsid="00183002" officeooo:paragraph-rsid="00183002" style:font-weight-asian="normal" style:font-weight-complex="normal"/>
    </style:style>
    <style:style style:name="T1" style:family="text">
      <style:text-properties officeooo:rsid="000d4b5c"/>
    </style:style>
    <style:style style:name="T2" style:family="text">
      <style:text-properties officeooo:rsid="000ea581"/>
    </style:style>
    <style:style style:name="T3" style:family="text">
      <style:text-properties officeooo:rsid="000f8b37"/>
    </style:style>
    <style:style style:name="T4" style:family="text">
      <style:text-properties officeooo:rsid="0014bb71"/>
    </style:style>
    <style:style style:name="T5" style:family="text">
      <style:text-properties officeooo:rsid="0014986b"/>
    </style:style>
    <style:style style:name="T6" style:family="text">
      <style:text-properties officeooo:rsid="001a4601"/>
    </style:style>
    <style:style style:name="T7" style:family="text">
      <style:text-properties officeooo:rsid="001b9756"/>
    </style:style>
    <style:style style:name="T8" style:family="text">
      <style:text-properties officeooo:rsid="00112fcd"/>
    </style:style>
    <style:style style:name="T9" style:family="text">
      <style:text-properties officeooo:rsid="001f0612"/>
    </style:style>
    <style:style style:name="T10" style:family="text">
      <style:text-properties officeooo:rsid="001c546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02537" style:font-weight-asian="bold" style:font-weight-complex="bold"/>
    </style:style>
    <style:style style:name="T13" style:family="text">
      <style:text-properties officeooo:rsid="00202537"/>
    </style:style>
    <style:style style:name="T14" style:family="text">
      <style:text-properties fo:font-weight="bold" officeooo:rsid="0015fb39" style:font-weight-asian="bold" style:font-weight-complex="bold"/>
    </style:style>
    <style:style style:name="T15" style:family="text">
      <style:text-properties fo:font-weight="normal" officeooo:rsid="0014986b" style:font-weight-asian="normal" style:font-weight-complex="normal"/>
    </style:style>
    <style:style style:name="T16" style:family="text">
      <style:text-properties officeooo:rsid="001c87c2"/>
    </style:style>
    <style:style style:name="T17" style:family="text">
      <style:text-properties officeooo:rsid="0015fb39"/>
    </style:style>
    <style:style style:name="T18" style:family="text">
      <style:text-properties officeooo:rsid="001d625e"/>
    </style:style>
    <style:style style:name="T19" style:family="text">
      <style:text-properties officeooo:rsid="00197a4b"/>
    </style:style>
    <style:style style:name="T20" style:family="text">
      <style:text-properties fo:font-weight="bold" officeooo:rsid="0014bb71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M<text:span text:style-name="T1">ANUAL</text:span> <text:span text:style-name="T1">NFS SERVER</text:span></text:p>
      <text:p text:style-name="Standard"/>
      <text:p text:style-name="Standard">**Priority Level**: HIGH</text:p>
      <text:p text:style-name="Standard">**Estimated Time**: 20 minutes</text:p>
      <text:p text:style-name="Standard">**Required Access**: </text:p>
      <text:p text:style-name="Standard">**Risk Level**: </text:p>
      <text:p text:style-name="Standard"/>
      <text:p text:style-name="Standard">#### Description</text:p>
      <text:p text:style-name="P2">Configuring a N<text:span text:style-name="T2">etwork </text:span>F<text:span text:style-name="T2">ile </text:span>S<text:span text:style-name="T2">haring</text:span> Server <text:span text:style-name="T2">(NFSv4)</text:span> a local network.</text:p>
      <text:p text:style-name="P2"/>
      <text:p text:style-name="P2">#### <text:s/><text:span text:style-name="T2">Platform → </text:span>RedHat</text:p>
      <text:p text:style-name="Standard"><text:s/></text:p>
      <text:p text:style-name="Standard">#### Prerequisites</text:p>
      <text:p text:style-name="Standard">- Server-C<text:span text:style-name="T3">l</text:span>ient Architecture </text:p>
      <text:p text:style-name="Standard">- <text:span text:style-name="T3">Install </text:span>Required Packages</text:p>
      <text:p text:style-name="Standard"/>
      <text:p text:style-name="P3">BASIC INSTALLATION S<text:span text:style-name="T4">ETUP SERVER SIDE: </text:span></text:p>
      <text:p text:style-name="Standard"/>
      <text:p text:style-name="P4"><text:span text:style-name="T5">1. </text:span>Update computer packages List <text:s/><text:span text:style-name="T6">and Install the nfs package</text:span>:</text:p>
      <text:p text:style-name="P4"/>
      <text:list text:style-name="L1">
        <text:list-item>
          <text:p text:style-name="P5">dnf update -<text:span text:style-name="T6">y </text:span><text:s/></text:p>
        </text:list-item>
        <text:list-item>
          <text:p text:style-name="P6">dnf install nfs-utils -y</text:p>
        </text:list-item>
      </text:list>
      <text:p text:style-name="Standard"/>
      <text:p text:style-name="P7"><text:span text:style-name="T7">2.</text:span> Start the server <text:span text:style-name="T8">and check the status </text:span></text:p>
      <text:p text:style-name="P8"/>
      <text:list text:style-name="L2">
        <text:list-item>
          <text:p text:style-name="P9">systemctl start nfs-<text:span text:style-name="T9">server</text:span></text:p>
        </text:list-item>
        <text:list-item>
          <text:p text:style-name="P10">systemctl status nfs-<text:span text:style-name="T9">server</text:span></text:p>
        </text:list-item>
        <text:list-item>
          <text:p text:style-name="P11">systemctl <text:span text:style-name="T9">enable –now </text:span><text:s/>nfs-<text:span text:style-name="T9">server</text:span></text:p>
        </text:list-item>
      </text:list>
      <text:p text:style-name="P12"/>
      <text:p text:style-name="P13"><text:span text:style-name="T10">3. </text:span>Configure exports</text:p>
      <text:p text:style-name="P14">Create and configure the directories you want to share with the clients. This is done by editing <text:span text:style-name="T11">/etc/exports.</text:span><text:span text:style-name="T12">d</text:span><text:span text:style-name="T11">, </text:span><text:span text:style-name="T13">and create a drop-in file to share: </text:span></text:p>
      <text:p text:style-name="P14"><text:s/></text:p>
      <text:p text:style-name="P15"><text:span text:style-name="T11">vim /etc/exports.</text:span><text:span text:style-name="T12">d/</text:span><text:span text:style-name="T14">shared_directory_name</text:span> and edit specifying: </text:p>
      <text:p text:style-name="P15"/>
      <text:list text:style-name="L3">
        <text:list-item>
          <text:p text:style-name="P16">Directories to be shared</text:p>
        </text:list-item>
        <text:list-item>
          <text:p text:style-name="P16">Target client </text:p>
        </text:list-item>
        <text:list-item>
          <text:p text:style-name="P17"><text:span text:style-name="T15">Permissions assigned </text:span></text:p>
        </text:list-item>
      </text:list>
      <text:p text:style-name="P18"/>
      <text:p text:style-name="P19"><text:span text:style-name="T16">4. </text:span>Create directories specified in the previous step: </text:p>
      <text:p text:style-name="P19"/>
      <text:list text:style-name="L4">
        <text:list-item>
          <text:p text:style-name="P20">mkdir -pv <text:s/>/ <text:span text:style-name="T17">shared_directory_name</text:span></text:p>
        </text:list-item>
      </text:list>
      <text:p text:style-name="Standard"><text:s/></text:p>
      <text:p text:style-name="P21"><text:span text:style-name="T16">5. </text:span>Add files to be shared:</text:p>
      <text:p text:style-name="P21">cp <text:s/>~/Documents /shared_directory_name -r <text:s text:c="2"/></text:p>
      <text:p text:style-name="P22">comdu </text:p>
      <text:p text:style-name="P23">6. Re-initilaize the nfs services</text:p>
      <text:list text:style-name="L5">
        <text:list-item>
          <text:p text:style-name="P24">exportfs -r </text:p>
        </text:list-item>
      </text:list>
      <text:p text:style-name="P21"/>
      <text:p text:style-name="P21"><text:soft-page-break/><text:span text:style-name="T18">6. </text:span>Allow firewall rules: </text:p>
      <text:p text:style-name="P21"/>
      <text:p text:style-name="P21">firewall-cmd <text:s/>–add-service nfs </text:p>
      <text:p text:style-name="P21"/>
      <text:p text:style-name="P21">firewa<text:span text:style-name="T19">l</text:span>l-cmd –realod </text:p>
      <text:p text:style-name="P21"/>
      <text:p text:style-name="P21"/>
      <text:p text:style-name="Standard"><text:s text:c="2"/><text:span text:style-name="T11">BASIC INSTALLATION S</text:span><text:span text:style-name="T20">ETUP CLIENT SIDE</text:span></text:p>
      <text:p text:style-name="P25"/>
      <text:p text:style-name="P26">1. <text:span text:style-name="T21">Install the Package</text:span></text:p>
      <text:p text:style-name="P27"/>
      <text:p text:style-name="P27">dnf install nfs-utils </text:p>
      <text:p text:style-name="P27"/>
      <text:p text:style-name="P27">2. Create a mount point for a our shared directory</text:p>
      <text:p text:style-name="P27"><text:s/></text:p>
      <text:p text:style-name="P27">mkdir -pv <text:s/>/mnt/directory_name </text:p>
      <text:p text:style-name="P27"/>
      <text:p text:style-name="P27">3. Mount the shared_directory using fstab file:</text:p>
      <text:p text:style-name="P27"/>
      <text:p text:style-name="P27">vim /etc/fstab i</text:p>
      <text:p text:style-name="P27"/>
      <text:p text:style-name="P27"/>
      <text:p text:style-name="P27">4. start the nfs service</text:p>
      <text:p text:style-name="P27"/>
      <text:p text:style-name="P28">Confirm if the shared_directory is mounted.</text:p>
      <text:p text:style-name="P28"/>
      <text:p text:style-name="P28">Cd /mnt/directoty_name</text:p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5T15:12:03.159081900</meta:creation-date>
    <dc:date>2025-09-25T16:19:10.833354548</dc:date>
    <meta:editing-duration>PT1H6M59S</meta:editing-duration>
    <meta:editing-cycles>22</meta:editing-cycles>
    <meta:generator>LibreOffice/25.8.1.1$Linux_X86_64 LibreOffice_project/54047653041915e595ad4e45cccea684809c77b5</meta:generator>
    <meta:document-statistic meta:table-count="0" meta:image-count="0" meta:object-count="0" meta:page-count="2" meta:paragraph-count="49" meta:word-count="218" meta:character-count="1465" meta:non-whitespace-character-count="1267"/>
  </office:meta>
</office:document-meta>
</file>